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c1273" officeooo:paragraph-rsid="001c1273" style:font-size-asian="20pt" style:font-size-complex="20pt"/>
    </style:style>
    <style:style style:name="P2" style:family="paragraph" style:parent-style-name="Standard">
      <style:paragraph-properties fo:text-align="start" style:justify-single-word="false"/>
      <style:text-properties fo:font-size="14pt" officeooo:rsid="001c1273" officeooo:paragraph-rsid="001c1273"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DF Projet choipeaux</text:p>
      <text:p text:style-name="P2"/>
      <text:p text:style-name="P2">1) Les questions ont été créées en imaginant des situations arrivant dans la vie.</text:p>
      <text:p text:style-name="P2">La plupart des questions sont basiques mais nous avons établi des réponses spécial avec quelques doses d’humour. Les réponses ont été conçu sans qu’on puisse réellement deviner l’attribution des points. </text:p>
      <text:p text:style-name="P2"/>
      <text:p text:style-name="P2">2) Les réponses ont été lié de façon à ce que chaque réponse affecte environ 2 caractéristiques que ce soit positivement ou négativement.</text:p>
      <text:p text:style-name="P2"/>
      <text:p text:style-name="P2">3) le profil utilisateur commence avec 0 de statistiques partout puis va augmenter ou diminuer a chaque réponse jusqu’à la dernière question où l’on aura le profil final.</text:p>
      <text:p text:style-name="P2"/>
      <text:p text:style-name="P2">4) Nous avons d’abord essayer de trouver les maisons principal comme gryfondor et serpentard. Pour cela nous nous sommes basés sur les caractéristiques majoritaires tel que le courage et la bonté etc. Une fois ce test réussi nous avons essayé de trouver pouffsoufle et serdaigle en essayant d’avoir des caractéristiques plutôt moyenne.</text:p>
      <text:p text:style-name="P2">Grace a une bonne répartition des points nous n’avons pas eu besoin d’ajuster les caractéristiques attribué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5T21:54:19.240000000</meta:creation-date>
    <dc:date>2024-03-15T22:10:53.202000000</dc:date>
    <meta:editing-duration>PT16M34S</meta:editing-duration>
    <meta:editing-cycles>1</meta:editing-cycles>
    <meta:document-statistic meta:table-count="0" meta:image-count="0" meta:object-count="0" meta:page-count="1" meta:paragraph-count="7" meta:word-count="166" meta:character-count="1056" meta:non-whitespace-character-count="895"/>
    <meta:generator>LibreOffice/7.4.2.3$Windows_X86_64 LibreOffice_project/382eef1f22670f7f4118c8c2dd222ec7ad009daf</meta:generator>
  </office:meta>
</office:document-meta>
</file>